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Ubuntu2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9.1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1.A" style:family="table-column">
      <style:table-column-properties style:column-width="4.565cm" style:rel-column-width="32767*"/>
    </style:style>
    <style:style style:name="Tabelle1.B" style:family="table-column">
      <style:table-column-properties style:column-width="4.565cm" style:rel-column-width="3276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min-row-height="1.489cm" fo:keep-together="auto"/>
    </style:style>
    <style:style style:name="Tabelle2" style:family="table">
      <style:table-properties style:width="4.369cm" table:align="margins"/>
    </style:style>
    <style:style style:name="Tabelle2.A" style:family="table-column">
      <style:table-column-properties style:column-width="0.873cm" style:rel-column-width="13090*"/>
    </style:style>
    <style:style style:name="Tabelle2.B" style:family="table-column">
      <style:table-column-properties style:column-width="0.875cm" style:rel-column-width="13118*"/>
    </style:style>
    <style:style style:name="Tabelle2.E" style:family="table-column">
      <style:table-column-properties style:column-width="0.875cm" style:rel-column-width="13119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373cm" table:align="margins"/>
    </style:style>
    <style:style style:name="Tabelle3.A" style:family="table-column">
      <style:table-column-properties style:column-width="0.875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9.1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4.A" style:family="table-column">
      <style:table-column-properties style:column-width="4.565cm" style:rel-column-width="32767*"/>
    </style:style>
    <style:style style:name="Tabelle4.B" style:family="table-column">
      <style:table-column-properties style:column-width="4.565cm" style:rel-column-width="32768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fo:keep-together="auto"/>
    </style:style>
    <style:style style:name="Tabelle4.3" style:family="table-row">
      <style:table-row-properties fo:keep-together="auto"/>
    </style:style>
    <style:style style:name="Tabelle4.4" style:family="table-row">
      <style:table-row-properties fo:keep-together="auto"/>
    </style:style>
    <style:style style:name="Tabelle4.5" style:family="table-row">
      <style:table-row-properties style:min-row-height="1.489cm" fo:keep-together="auto"/>
    </style:style>
    <style:style style:name="Tabelle5" style:family="table">
      <style:table-properties style:width="4.369cm" table:align="margins"/>
    </style:style>
    <style:style style:name="Tabelle5.A" style:family="table-column">
      <style:table-column-properties style:column-width="0.873cm" style:rel-column-width="13090*"/>
    </style:style>
    <style:style style:name="Tabelle5.B" style:family="table-column">
      <style:table-column-properties style:column-width="0.875cm" style:rel-column-width="13118*"/>
    </style:style>
    <style:style style:name="Tabelle5.E" style:family="table-column">
      <style:table-column-properties style:column-width="0.875cm" style:rel-column-width="13119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4.373cm" table:align="margins"/>
    </style:style>
    <style:style style:name="Tabelle6.A" style:family="table-column">
      <style:table-column-properties style:column-width="0.875cm" style:rel-column-width="13107*"/>
    </style:style>
    <style:style style:name="Tabel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9.1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7.A" style:family="table-column">
      <style:table-column-properties style:column-width="4.565cm" style:rel-column-width="32767*"/>
    </style:style>
    <style:style style:name="Tabelle7.B" style:family="table-column">
      <style:table-column-properties style:column-width="4.565cm" style:rel-column-width="32768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fo:keep-together="auto"/>
    </style:style>
    <style:style style:name="Tabelle7.3" style:family="table-row">
      <style:table-row-properties fo:keep-together="auto"/>
    </style:style>
    <style:style style:name="Tabelle7.4" style:family="table-row">
      <style:table-row-properties fo:keep-together="auto"/>
    </style:style>
    <style:style style:name="Tabelle7.5" style:family="table-row">
      <style:table-row-properties style:min-row-height="1.489cm" fo:keep-together="auto"/>
    </style:style>
    <style:style style:name="Tabelle8" style:family="table">
      <style:table-properties style:width="4.369cm" table:align="margins"/>
    </style:style>
    <style:style style:name="Tabelle8.A" style:family="table-column">
      <style:table-column-properties style:column-width="0.873cm" style:rel-column-width="13090*"/>
    </style:style>
    <style:style style:name="Tabelle8.B" style:family="table-column">
      <style:table-column-properties style:column-width="0.875cm" style:rel-column-width="13118*"/>
    </style:style>
    <style:style style:name="Tabelle8.E" style:family="table-column">
      <style:table-column-properties style:column-width="0.875cm" style:rel-column-width="13119*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4.373cm" table:align="margins"/>
    </style:style>
    <style:style style:name="Tabelle9.A" style:family="table-column">
      <style:table-column-properties style:column-width="0.875cm" style:rel-column-width="13107*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af2" officeooo:paragraph-rsid="002c7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>
        <style:tab-stops>
          <style:tab-stop style:position="4.609cm"/>
        </style:tab-stops>
      </style:paragraph-properties>
      <style:text-properties officeooo:paragraph-rsid="00285117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2f39a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3061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3225b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2c7af2" officeooo:paragraph-rsid="003225b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3225b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3225b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paragraph-rsid="003225b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3225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3225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af2" officeooo:paragraph-rsid="003225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2c7af2" officeooo:paragraph-rsid="003225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2c7af2" officeooo:paragraph-rsid="003225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paragraph-rsid="003225b7"/>
    </style:style>
    <style:style style:name="P28" style:family="paragraph" style:parent-style-name="Standard">
      <style:paragraph-properties fo:break-before="column">
        <style:tab-stops>
          <style:tab-stop style:position="4.609cm"/>
        </style:tab-stops>
      </style:paragraph-properties>
      <style:text-properties officeooo:paragraph-rsid="003225b7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style:paragraph-properties fo:text-align="start"/>
      <style:text-properties fo:color="#000000" style:text-line-through-style="none" style:text-line-through-type="none" style:font-name="Ubuntu1" fo:font-size="8pt" fo:font-style="normal" style:text-underline-style="none"/>
    </style:style>
    <style:style style:name="P32" style:family="paragraph">
      <style:paragraph-properties fo:text-align="start"/>
      <style:text-properties fo:color="#000000" style:text-line-through-style="none" style:text-line-through-type="none" style:font-name="Ubuntu1" fo:font-style="normal" style:text-underline-style="none"/>
    </style:style>
    <style:style style:name="P33" style:family="paragraph">
      <style:paragraph-properties fo:text-align="start"/>
      <style:text-properties fo:color="#000000" style:text-line-through-style="none" style:text-line-through-type="none" style:font-name="Ubuntu1" fo:font-size="10pt" fo:font-style="normal" style:text-underline-style="none" fo:font-weight="bold"/>
    </style:style>
    <style:style style:name="T1" style:family="text">
      <style:text-properties style:font-name-asian="Noto Serif CJK SC" style:font-name-complex="Lohit Devanagari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2c6299" style:font-name-asian="Liberation Serif1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1" form:control-implementation="ooo:com.sun.star.form.component.TextField" xml:id="control1" form:id="control1" form:current-value="Date1" form:value="Dat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1" form:control-implementation="ooo:com.sun.star.form.component.TextField" xml:id="control2" form:id="control2" form:current-value="Time1" form:value="Ti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1" form:control-implementation="ooo:com.sun.star.form.component.TextField" xml:id="control3" form:id="control3" form:current-value="Category1" form:value="Categor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1" form:control-implementation="ooo:com.sun.star.form.component.TextField" xml:id="control4" form:id="control4" form:current-value="TeamA1" form:value="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1" form:control-implementation="ooo:com.sun.star.form.component.TextField" xml:id="control5" form:id="control5" form:current-value="TrousersA1" form:value="Trousers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1" form:control-implementation="ooo:com.sun.star.form.component.TextField" xml:id="control6" form:id="control6" form:current-value="TenuA1" form:value="Tenu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1" form:control-implementation="ooo:com.sun.star.form.component.TextField" xml:id="control7" form:id="control7" form:current-value="TeamB1" form:value="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1" form:control-implementation="ooo:com.sun.star.form.component.TextField" xml:id="control8" form:id="control8" form:current-value="TrousersB1" form:value="Trousers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1" form:control-implementation="ooo:com.sun.star.form.component.TextField" xml:id="control9" form:id="control9" form:current-value="TenuB1" form:value="Tenu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Halle1" form:control-implementation="ooo:com.sun.star.form.component.TextField" xml:id="control10" form:id="control10" form:current-value="Halle1" form:value="Hall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A1" form:control-implementation="ooo:com.sun.star.form.component.TextField" xml:id="control11" form:id="control11" form:current-value="PreviousTeamA1" form:value="Previous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1" form:control-implementation="ooo:com.sun.star.form.component.TextField" xml:id="control12" form:id="control12" form:current-value="PreviousTeamB1" form:value="Previous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2" form:control-implementation="ooo:com.sun.star.form.component.TextField" xml:id="control13" form:id="control13" form:current-value="Date2" form:value="Dat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2" form:control-implementation="ooo:com.sun.star.form.component.TextField" xml:id="control14" form:id="control14" form:current-value="Time2" form:value="Ti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2" form:control-implementation="ooo:com.sun.star.form.component.TextField" xml:id="control15" form:id="control15" form:current-value="Halle2" form:value="Hall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2" form:control-implementation="ooo:com.sun.star.form.component.TextField" xml:id="control16" form:id="control16" form:current-value="Category2" form:value="Categor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2" form:control-implementation="ooo:com.sun.star.form.component.TextField" xml:id="control17" form:id="control17" form:current-value="TeamA2" form:value="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2" form:control-implementation="ooo:com.sun.star.form.component.TextField" xml:id="control18" form:id="control18" form:current-value="TenuA2" form:value="Tenu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2" form:control-implementation="ooo:com.sun.star.form.component.TextField" xml:id="control19" form:id="control19" form:current-value="TrousersA2" form:value="Trousers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2" form:control-implementation="ooo:com.sun.star.form.component.TextField" xml:id="control20" form:id="control20" form:current-value="TeamB2" form:value="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2" form:control-implementation="ooo:com.sun.star.form.component.TextField" xml:id="control21" form:id="control21" form:current-value="TenuB2" form:value="Tenu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2" form:control-implementation="ooo:com.sun.star.form.component.TextField" xml:id="control22" form:id="control22" form:current-value="TrousersB2" form:value="Trousers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2" form:control-implementation="ooo:com.sun.star.form.component.TextField" xml:id="control23" form:id="control23" form:current-value="PreviousTeamA2" form:value="Previous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2" form:control-implementation="ooo:com.sun.star.form.component.TextField" xml:id="control24" form:id="control24" form:current-value="PreviousTeamB2" form:value="Previous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3" form:control-implementation="ooo:com.sun.star.form.component.TextField" xml:id="control25" form:id="control25" form:current-value="Date3" form:value="Dat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3" form:control-implementation="ooo:com.sun.star.form.component.TextField" xml:id="control26" form:id="control26" form:current-value="Time3" form:value="Ti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3" form:control-implementation="ooo:com.sun.star.form.component.TextField" xml:id="control27" form:id="control27" form:current-value="Halle3" form:value="Hall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3" form:control-implementation="ooo:com.sun.star.form.component.TextField" xml:id="control28" form:id="control28" form:current-value="Category3" form:value="Categor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3" form:control-implementation="ooo:com.sun.star.form.component.TextField" xml:id="control29" form:id="control29" form:current-value="TeamA3" form:value="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3" form:control-implementation="ooo:com.sun.star.form.component.TextField" xml:id="control30" form:id="control30" form:current-value="TenuA3" form:value="Tenu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3" form:control-implementation="ooo:com.sun.star.form.component.TextField" xml:id="control31" form:id="control31" form:current-value="TrousersA3" form:value="Trousers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3" form:control-implementation="ooo:com.sun.star.form.component.TextField" xml:id="control32" form:id="control32" form:current-value="TeamB3" form:value="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3" form:control-implementation="ooo:com.sun.star.form.component.TextField" xml:id="control33" form:id="control33" form:current-value="TenuB3" form:value="Tenu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3" form:control-implementation="ooo:com.sun.star.form.component.TextField" xml:id="control34" form:id="control34" form:current-value="TrousersB3" form:value="Trousers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3" form:control-implementation="ooo:com.sun.star.form.component.TextField" xml:id="control35" form:id="control35" form:current-value="PreviousTeamA3" form:value="Previous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3" form:control-implementation="ooo:com.sun.star.form.component.TextField" xml:id="control36" form:id="control36" form:current-value="PreviousTeamB3" form:value="Previous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ontrol text:anchor-type="as-char" draw:z-index="0" draw:name="Date1" draw:style-name="gr4" draw:text-style-name="P32" svg:width="2.121cm" svg:height="0.451cm" draw:control="control1"/><draw:control text:anchor-type="as-char" draw:z-index="1" draw:name="Time1" draw:style-name="gr4" draw:text-style-name="P32" svg:width="1.777cm" svg:height="0.451cm" draw:control="control2"/><text:tab/><draw:control text:anchor-type="as-char" draw:z-index="9" draw:name="Time1" draw:style-name="gr4" draw:text-style-name="P32" svg:width="1.777cm" svg:height="0.451cm" draw:control="control10"/></text:p>
      <text:p text:style-name="Standard"><draw:custom-shape text:anchor-type="paragraph" draw:z-index="10" draw:name="Form1" draw:style-name="gr1" draw:text-style-name="P30" svg:width="3.153cm" svg:height="0.906cm" svg:x="2.969cm" svg:y="9.253cm"><text:p text:style-name="P29">:</text:p><draw:enhanced-geometry svg:viewBox="0 0 21600 21600" draw:type="rectangle" draw:enhanced-path="M 0 0 L 21600 0 21600 21600 0 21600 0 0 Z N"/></draw:custom-shape>Kategorie: <draw:control text:anchor-type="as-char" svg:y="-0.399cm" draw:z-index="2" draw:name="Category1" draw:style-name="gr3" draw:text-style-name="P32" svg:width="2.823cm" svg:height="0.5cm" draw:control="control3"/></text:p>
      <table:table table:name="Tabelle1" table:style-name="Tabelle1" table:template-name="Standardvorlage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<draw:control text:anchor-type="as-char" svg:y="-0.524cm" draw:z-index="3" draw:name="TeamA1" draw:style-name="gr2" draw:text-style-name="P33" svg:width="3.865cm" svg:height="1.001cm" draw:control="control4"/></text:p>
            <text:p text:style-name="P1">Tenü: <text:s/><draw:control text:anchor-type="as-char" svg:y="-0.309cm" draw:z-index="5" draw:name="TeamA1" draw:style-name="gr2" draw:text-style-name="P32" svg:width="2.491cm" svg:height="0.32cm" draw:control="control6"/></text:p>
            <text:p text:style-name="P1">Hose: <text:s/><draw:control text:anchor-type="as-char" svg:y="-0.309cm" draw:z-index="4" draw:name="TeamA1" draw:style-name="gr2" draw:text-style-name="P32" svg:width="2.491cm" svg:height="0.32cm" draw:control="control5"/></text:p>
          </table:table-cell>
          <table:table-cell table:style-name="Tabelle1.A1" office:value-type="string">
            <text:p text:style-name="P1"><draw:control text:anchor-type="as-char" svg:y="-0.524cm" draw:z-index="6" draw:name="TeamA1" draw:style-name="gr2" draw:text-style-name="P33" svg:width="3.865cm" svg:height="1.001cm" draw:control="control7"/></text:p>
            <text:p text:style-name="P1">Tenü: <text:s/><draw:control text:anchor-type="as-char" svg:y="-0.309cm" draw:z-index="8" draw:name="TeamA1" draw:style-name="gr2" draw:text-style-name="P32" svg:width="2.491cm" svg:height="0.32cm" draw:control="control9"/></text:p>
            <text:p text:style-name="P1">Hose: <text:s/><draw:control text:anchor-type="as-char" svg:y="-0.309cm" draw:z-index="7" draw:name="TeamA1" draw:style-name="gr2" draw:text-style-name="P32" svg:width="2.491cm" svg:height="0.32cm" draw:control="control8"/></text:p>
          </table:table-cell>
        </table:table-row>
        <table:table-row table:style-name="Tabelle1.2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A"/>
              <table:table-column table:style-name="Tabelle2.B"/>
              <table:table-column table:style-name="Tabelle2.E"/>
              <table:table-row>
                <table:table-cell table:style-name="Tabelle2.A1" office:value-type="string">
                  <text:p text:style-name="P3">1</text:p>
                </table:table-cell>
                <table:table-cell table:style-name="Tabelle2.A1" office:value-type="string">
                  <text:p text:style-name="P3">2</text:p>
                </table:table-cell>
                <table:table-cell table:style-name="Tabelle2.A1" office:value-type="string">
                  <text:p text:style-name="P3">3</text:p>
                </table:table-cell>
                <table:table-cell table:style-name="Tabelle2.A1" office:value-type="string">
                  <text:p text:style-name="P3">4</text:p>
                </table:table-cell>
                <table:table-cell table:style-name="Tabelle2.E1" office:value-type="string">
                  <text:p text:style-name="P3">5</text:p>
                </table:table-cell>
              </table:table-row>
              <table:table-row>
                <table:table-cell table:style-name="Tabelle2.A2" office:value-type="string">
                  <text:p text:style-name="P3">6</text:p>
                </table:table-cell>
                <table:table-cell table:style-name="Tabelle2.A2" office:value-type="string">
                  <text:p text:style-name="P3">7</text:p>
                </table:table-cell>
                <table:table-cell table:style-name="Tabelle2.A2" office:value-type="string">
                  <text:p text:style-name="P3">8</text:p>
                </table:table-cell>
                <table:table-cell table:style-name="Tabelle2.A2" office:value-type="string">
                  <text:p text:style-name="P3">9</text:p>
                </table:table-cell>
                <table:table-cell table:style-name="Tabelle2.E2" office:value-type="string">
                  <text:p text:style-name="P3">10</text:p>
                </table:table-cell>
              </table:table-row>
              <table:table-row>
                <table:table-cell table:style-name="Tabelle2.A2" office:value-type="string">
                  <text:p text:style-name="P3">11</text:p>
                </table:table-cell>
                <table:table-cell table:style-name="Tabelle2.A2" office:value-type="string">
                  <text:p text:style-name="P3">12</text:p>
                </table:table-cell>
                <table:table-cell table:style-name="Tabelle2.A2" office:value-type="string">
                  <text:p text:style-name="P3">13</text:p>
                </table:table-cell>
                <table:table-cell table:style-name="Tabelle2.A2" office:value-type="string">
                  <text:p text:style-name="P3">14</text:p>
                </table:table-cell>
                <table:table-cell table:style-name="Tabelle2.E2" office:value-type="string">
                  <text:p text:style-name="P3">15</text:p>
                </table:table-cell>
              </table:table-row>
              <table:table-row>
                <table:table-cell table:style-name="Tabelle2.A2" office:value-type="string">
                  <text:p text:style-name="P3">16</text:p>
                </table:table-cell>
                <table:table-cell table:style-name="Tabelle2.A2" office:value-type="string">
                  <text:p text:style-name="P3">17</text:p>
                </table:table-cell>
                <table:table-cell table:style-name="Tabelle2.A2" office:value-type="string">
                  <text:p text:style-name="P3">18</text:p>
                </table:table-cell>
                <table:table-cell table:style-name="Tabelle2.A2" office:value-type="string">
                  <text:p text:style-name="P3">19</text:p>
                </table:table-cell>
                <table:table-cell table:style-name="Tabelle2.E2" office:value-type="string">
                  <text:p text:style-name="P3">20</text:p>
                </table:table-cell>
              </table:table-row>
            </table:table>
            <text:p text:style-name="P1"/>
          </table:table-cell>
          <table:table-cell table:style-name="Tabelle1.A1" office:value-type="string">
            <table:table table:name="Tabelle3" table:style-name="Tabelle3">
              <table:table-column table:style-name="Tabelle3.A" table:number-columns-repeated="5"/>
              <table:table-row>
                <table:table-cell table:style-name="Tabelle3.A1" office:value-type="string">
                  <text:p text:style-name="P3">1</text:p>
                </table:table-cell>
                <table:table-cell table:style-name="Tabelle3.A1" office:value-type="string">
                  <text:p text:style-name="P3">2</text:p>
                </table:table-cell>
                <table:table-cell table:style-name="Tabelle3.A1" office:value-type="string">
                  <text:p text:style-name="P3">3</text:p>
                </table:table-cell>
                <table:table-cell table:style-name="Tabelle3.A1" office:value-type="string">
                  <text:p text:style-name="P3">4</text:p>
                </table:table-cell>
                <table:table-cell table:style-name="Tabelle3.E1" office:value-type="string">
                  <text:p text:style-name="P3">5</text:p>
                </table:table-cell>
              </table:table-row>
              <table:table-row>
                <table:table-cell table:style-name="Tabelle3.A2" office:value-type="string">
                  <text:p text:style-name="P3">6</text:p>
                </table:table-cell>
                <table:table-cell table:style-name="Tabelle3.A2" office:value-type="string">
                  <text:p text:style-name="P3">7</text:p>
                </table:table-cell>
                <table:table-cell table:style-name="Tabelle3.A2" office:value-type="string">
                  <text:p text:style-name="P3">8</text:p>
                </table:table-cell>
                <table:table-cell table:style-name="Tabelle3.A2" office:value-type="string">
                  <text:p text:style-name="P3">9</text:p>
                </table:table-cell>
                <table:table-cell table:style-name="Tabelle3.E2" office:value-type="string">
                  <text:p text:style-name="P3">10</text:p>
                </table:table-cell>
              </table:table-row>
              <table:table-row>
                <table:table-cell table:style-name="Tabelle3.A2" office:value-type="string">
                  <text:p text:style-name="P3">11</text:p>
                </table:table-cell>
                <table:table-cell table:style-name="Tabelle3.A2" office:value-type="string">
                  <text:p text:style-name="P3">12</text:p>
                </table:table-cell>
                <table:table-cell table:style-name="Tabelle3.A2" office:value-type="string">
                  <text:p text:style-name="P3">13</text:p>
                </table:table-cell>
                <table:table-cell table:style-name="Tabelle3.A2" office:value-type="string">
                  <text:p text:style-name="P3">14</text:p>
                </table:table-cell>
                <table:table-cell table:style-name="Tabelle3.E2" office:value-type="string">
                  <text:p text:style-name="P3">15</text:p>
                </table:table-cell>
              </table:table-row>
              <table:table-row>
                <table:table-cell table:style-name="Tabelle3.A2" office:value-type="string">
                  <text:p text:style-name="P3">16</text:p>
                </table:table-cell>
                <table:table-cell table:style-name="Tabelle3.A2" office:value-type="string">
                  <text:p text:style-name="P3">17</text:p>
                </table:table-cell>
                <table:table-cell table:style-name="Tabelle3.A2" office:value-type="string">
                  <text:p text:style-name="P3">18</text:p>
                </table:table-cell>
                <table:table-cell table:style-name="Tabelle3.A2" office:value-type="string">
                  <text:p text:style-name="P3">19</text:p>
                </table:table-cell>
                <table:table-cell table:style-name="Tabelle3.E2" office:value-type="string">
                  <text:p text:style-name="P3">20</text:p>
                </table:table-cell>
              </table:table-row>
            </table:table>
            <text:p text:style-name="P1"/>
          </table:table-cell>
        </table:table-row>
        <table:table-row table:style-name="Tabelle1.3">
          <table:table-cell table:style-name="Tabelle1.A1" office:value-type="string">
            <text:p text:style-name="P6"><text:span text:style-name="T2">□<text:tab/></text:span><text:span text:style-name="T1">AKV Einzel Nr. <text:s/><text:tab/></text:span></text:p>
            <text:p text:style-name="P8"><text:span text:style-name="T2">□<text:tab/></text:span>AKV Mannschaft<text:span text:style-name="T2"><text:tab/></text:span><text:span text:style-name="T3">Strafw.</text:span></text:p>
            <text:p text:style-name="P8"><text:span text:style-name="T2">□<text:tab/>Spielverzögerung<text:tab/></text:span><text:span text:style-name="T3">Strafw.</text:span></text:p>
            <text:p text:style-name="P8"><text:span text:style-name="T2">□</text:span><text:span text:style-name="T1"><text:tab/>Reklamieren</text:span><text:span text:style-name="T2"><text:tab/></text:span><text:span text:style-name="T3">2 Min</text:span></text:p>
            <text:p text:style-name="P8"><text:span text:style-name="T2">□</text:span><text:span text:style-name="T1"><text:tab/>Auswechselfehler</text:span><text:span text:style-name="T2"><text:tab/></text:span><text:span text:style-name="T3">2 Min</text:span></text:p>
            <text:p text:style-name="P5"/>
            <text:p text:style-name="P5">Bemerk.: keine MF Binde / einh. Dress / ____________</text:p>
            <text:p text:style-name="P5"/>
            <text:p text:style-name="P5"/>
            <text:p text:style-name="P2">Resultat: </text:p>
            <text:p text:style-name="P4"/>
          </table:table-cell>
          <table:table-cell table:style-name="Tabelle1.A1" office:value-type="string">
            <text:p text:style-name="P7"><text:span text:style-name="T2">□<text:tab/></text:span><text:span text:style-name="T1">AKV Einzel Nr. <text:s/><text:tab/></text:span></text:p>
            <text:p text:style-name="P9"><text:span text:style-name="T2">□<text:tab/></text:span>AKV Mannschaft<text:span text:style-name="T2"><text:tab/></text:span><text:span text:style-name="T3">Strafw.</text:span></text:p>
            <text:p text:style-name="P9"><text:span text:style-name="T2">□<text:tab/>Spielverzögerung<text:tab/></text:span><text:span text:style-name="T3">Strafw.</text:span></text:p>
            <text:p text:style-name="P9"><text:span text:style-name="T2">□</text:span><text:span text:style-name="T1"><text:tab/>Reklamieren</text:span><text:span text:style-name="T2"><text:tab/></text:span><text:span text:style-name="T3">2 Min</text:span></text:p>
            <text:p text:style-name="P9"><text:span text:style-name="T2">□</text:span><text:span text:style-name="T1"><text:tab/>Auswechselfehler</text:span><text:span text:style-name="T2"><text:tab/></text:span><text:span text:style-name="T3">2 Min</text:span></text:p>
            <text:p text:style-name="P10"/>
            <text:p text:style-name="P10">Bemerk.: keine MF Binde / einh. Dress / ____________</text:p>
            <text:p text:style-name="P10"/>
            <text:p text:style-name="P10"/>
          </table:table-cell>
        </table:table-row>
        <table:table-row table:style-name="Tabelle1.4">
          <table:table-cell table:style-name="Tabelle1.A1" office:value-type="string">
            <text:p text:style-name="P11">Sieger:</text:p>
            <text:p text:style-name="P12"><text:tab/><text:tab/></text:p>
          </table:table-cell>
          <table:table-cell table:style-name="Tabelle1.A1" office:value-type="string">
            <text:p text:style-name="P11">Visum Schiri / Zeitnehmer:</text:p>
            <text:p text:style-name="P12"><text:tab/></text:p>
          </table:table-cell>
        </table:table-row>
        <table:table-row table:style-name="Tabelle1.5">
          <table:table-cell table:style-name="Tabelle1.A1" office:value-type="string">
            <text:p text:style-name="P14">Mannschaft <draw:control text:anchor-type="as-char" svg:y="-0.303cm" draw:z-index="11" draw:name="Category1" draw:style-name="gr2" draw:text-style-name="P31" svg:width="2.689cm" svg:height="0.391cm" draw:control="control11"/><text:s/>stellte keinen…</text:p>
            <text:p text:style-name="P15"><text:span text:style-name="T2">□ </text:span>Linienrichter / <text:span text:style-name="T2">□</text:span> Zeitnehmer</text:p>
          </table:table-cell>
          <table:table-cell table:style-name="Tabelle1.A1" office:value-type="string">
            <text:p text:style-name="P16">Mannschaft <draw:control text:anchor-type="as-char" svg:y="-0.303cm" draw:z-index="12" draw:name="Category1" draw:style-name="gr2" draw:text-style-name="P31" svg:width="2.689cm" svg:height="0.391cm" draw:control="control12"/><text:s/>stellte keinen…</text:p>
            <text:p text:style-name="P16"><text:span text:style-name="T2">□ </text:span>Linienrichter / <text:span text:style-name="T2">□</text:span> Zeitnehmer</text:p>
          </table:table-cell>
        </table:table-row>
      </table:table>
      <text:p text:style-name="Standard"/>
      <text:p text:style-name="P28"><draw:control text:anchor-type="as-char" draw:z-index="13" draw:name="Date1" draw:style-name="gr4" draw:text-style-name="P32" svg:width="2.121cm" svg:height="0.451cm" draw:control="control13"/><draw:control text:anchor-type="as-char" draw:z-index="14" draw:name="Time1" draw:style-name="gr4" draw:text-style-name="P32" svg:width="1.777cm" svg:height="0.451cm" draw:control="control14"/><text:tab/><draw:control text:anchor-type="as-char" draw:z-index="15" draw:name="Time1" draw:style-name="gr4" draw:text-style-name="P32" svg:width="1.777cm" svg:height="0.451cm" draw:control="control15"/></text:p>
      <text:p text:style-name="P27"><draw:custom-shape text:anchor-type="paragraph" draw:z-index="25" draw:name="Form1" draw:style-name="gr1" draw:text-style-name="P30" svg:width="3.153cm" svg:height="0.906cm" svg:x="2.969cm" svg:y="9.253cm"><text:p text:style-name="P29">:</text:p><draw:enhanced-geometry svg:viewBox="0 0 21600 21600" draw:type="rectangle" draw:enhanced-path="M 0 0 L 21600 0 21600 21600 0 21600 0 0 Z N"/></draw:custom-shape>Kategorie: <draw:control text:anchor-type="as-char" svg:y="-0.399cm" draw:z-index="16" draw:name="Category1" draw:style-name="gr3" draw:text-style-name="P32" svg:width="2.823cm" svg:height="0.5cm" draw:control="control16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2"><draw:control text:anchor-type="as-char" svg:y="-0.524cm" draw:z-index="17" draw:name="TeamA1" draw:style-name="gr2" draw:text-style-name="P33" svg:width="3.865cm" svg:height="1.001cm" draw:control="control17"/></text:p>
            <text:p text:style-name="P22">Tenü: <text:s/><draw:control text:anchor-type="as-char" svg:y="-0.309cm" draw:z-index="18" draw:name="TeamA1" draw:style-name="gr2" draw:text-style-name="P32" svg:width="2.491cm" svg:height="0.32cm" draw:control="control18"/></text:p>
            <text:p text:style-name="P22">Hose: <text:s/><draw:control text:anchor-type="as-char" svg:y="-0.309cm" draw:z-index="19" draw:name="TeamA1" draw:style-name="gr2" draw:text-style-name="P32" svg:width="2.491cm" svg:height="0.32cm" draw:control="control19"/></text:p>
          </table:table-cell>
          <table:table-cell table:style-name="Tabelle4.A1" office:value-type="string">
            <text:p text:style-name="P22"><draw:control text:anchor-type="as-char" svg:y="-0.524cm" draw:z-index="20" draw:name="TeamA1" draw:style-name="gr2" draw:text-style-name="P33" svg:width="3.865cm" svg:height="1.001cm" draw:control="control20"/></text:p>
            <text:p text:style-name="P22">Tenü: <text:s/><draw:control text:anchor-type="as-char" svg:y="-0.309cm" draw:z-index="21" draw:name="TeamA1" draw:style-name="gr2" draw:text-style-name="P32" svg:width="2.491cm" svg:height="0.32cm" draw:control="control21"/></text:p>
            <text:p text:style-name="P22">Hose: <text:s/><draw:control text:anchor-type="as-char" svg:y="-0.309cm" draw:z-index="22" draw:name="TeamA1" draw:style-name="gr2" draw:text-style-name="P32" svg:width="2.491cm" svg:height="0.32cm" draw:control="control22"/></text:p>
          </table:table-cell>
        </table:table-row>
        <table:table-row table:style-name="Tabelle4.2">
          <table:table-cell table:style-name="Tabelle4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B"/>
              <table:table-column table:style-name="Tabelle5.E"/>
              <table:table-row>
                <table:table-cell table:style-name="Tabelle5.A1" office:value-type="string">
                  <text:p text:style-name="P23">1</text:p>
                </table:table-cell>
                <table:table-cell table:style-name="Tabelle5.A1" office:value-type="string">
                  <text:p text:style-name="P23">2</text:p>
                </table:table-cell>
                <table:table-cell table:style-name="Tabelle5.A1" office:value-type="string">
                  <text:p text:style-name="P23">3</text:p>
                </table:table-cell>
                <table:table-cell table:style-name="Tabelle5.A1" office:value-type="string">
                  <text:p text:style-name="P23">4</text:p>
                </table:table-cell>
                <table:table-cell table:style-name="Tabelle5.E1" office:value-type="string">
                  <text:p text:style-name="P23">5</text:p>
                </table:table-cell>
              </table:table-row>
              <table:table-row>
                <table:table-cell table:style-name="Tabelle5.A2" office:value-type="string">
                  <text:p text:style-name="P23">6</text:p>
                </table:table-cell>
                <table:table-cell table:style-name="Tabelle5.A2" office:value-type="string">
                  <text:p text:style-name="P23">7</text:p>
                </table:table-cell>
                <table:table-cell table:style-name="Tabelle5.A2" office:value-type="string">
                  <text:p text:style-name="P23">8</text:p>
                </table:table-cell>
                <table:table-cell table:style-name="Tabelle5.A2" office:value-type="string">
                  <text:p text:style-name="P23">9</text:p>
                </table:table-cell>
                <table:table-cell table:style-name="Tabelle5.E2" office:value-type="string">
                  <text:p text:style-name="P23">10</text:p>
                </table:table-cell>
              </table:table-row>
              <table:table-row>
                <table:table-cell table:style-name="Tabelle5.A2" office:value-type="string">
                  <text:p text:style-name="P23">11</text:p>
                </table:table-cell>
                <table:table-cell table:style-name="Tabelle5.A2" office:value-type="string">
                  <text:p text:style-name="P23">12</text:p>
                </table:table-cell>
                <table:table-cell table:style-name="Tabelle5.A2" office:value-type="string">
                  <text:p text:style-name="P23">13</text:p>
                </table:table-cell>
                <table:table-cell table:style-name="Tabelle5.A2" office:value-type="string">
                  <text:p text:style-name="P23">14</text:p>
                </table:table-cell>
                <table:table-cell table:style-name="Tabelle5.E2" office:value-type="string">
                  <text:p text:style-name="P23">15</text:p>
                </table:table-cell>
              </table:table-row>
              <table:table-row>
                <table:table-cell table:style-name="Tabelle5.A2" office:value-type="string">
                  <text:p text:style-name="P23">16</text:p>
                </table:table-cell>
                <table:table-cell table:style-name="Tabelle5.A2" office:value-type="string">
                  <text:p text:style-name="P23">17</text:p>
                </table:table-cell>
                <table:table-cell table:style-name="Tabelle5.A2" office:value-type="string">
                  <text:p text:style-name="P23">18</text:p>
                </table:table-cell>
                <table:table-cell table:style-name="Tabelle5.A2" office:value-type="string">
                  <text:p text:style-name="P23">19</text:p>
                </table:table-cell>
                <table:table-cell table:style-name="Tabelle5.E2" office:value-type="string">
                  <text:p text:style-name="P23">20</text:p>
                </table:table-cell>
              </table:table-row>
            </table:table>
            <text:p text:style-name="P22"/>
          </table:table-cell>
          <table:table-cell table:style-name="Tabelle4.A1" office:value-type="string">
            <table:table table:name="Tabelle6" table:style-name="Tabelle6">
              <table:table-column table:style-name="Tabelle6.A" table:number-columns-repeated="5"/>
              <table:table-row>
                <table:table-cell table:style-name="Tabelle6.A1" office:value-type="string">
                  <text:p text:style-name="P23">1</text:p>
                </table:table-cell>
                <table:table-cell table:style-name="Tabelle6.A1" office:value-type="string">
                  <text:p text:style-name="P23">2</text:p>
                </table:table-cell>
                <table:table-cell table:style-name="Tabelle6.A1" office:value-type="string">
                  <text:p text:style-name="P23">3</text:p>
                </table:table-cell>
                <table:table-cell table:style-name="Tabelle6.A1" office:value-type="string">
                  <text:p text:style-name="P23">4</text:p>
                </table:table-cell>
                <table:table-cell table:style-name="Tabelle6.E1" office:value-type="string">
                  <text:p text:style-name="P23">5</text:p>
                </table:table-cell>
              </table:table-row>
              <table:table-row>
                <table:table-cell table:style-name="Tabelle6.A2" office:value-type="string">
                  <text:p text:style-name="P23">6</text:p>
                </table:table-cell>
                <table:table-cell table:style-name="Tabelle6.A2" office:value-type="string">
                  <text:p text:style-name="P23">7</text:p>
                </table:table-cell>
                <table:table-cell table:style-name="Tabelle6.A2" office:value-type="string">
                  <text:p text:style-name="P23">8</text:p>
                </table:table-cell>
                <table:table-cell table:style-name="Tabelle6.A2" office:value-type="string">
                  <text:p text:style-name="P23">9</text:p>
                </table:table-cell>
                <table:table-cell table:style-name="Tabelle6.E2" office:value-type="string">
                  <text:p text:style-name="P23">10</text:p>
                </table:table-cell>
              </table:table-row>
              <table:table-row>
                <table:table-cell table:style-name="Tabelle6.A2" office:value-type="string">
                  <text:p text:style-name="P23">11</text:p>
                </table:table-cell>
                <table:table-cell table:style-name="Tabelle6.A2" office:value-type="string">
                  <text:p text:style-name="P23">12</text:p>
                </table:table-cell>
                <table:table-cell table:style-name="Tabelle6.A2" office:value-type="string">
                  <text:p text:style-name="P23">13</text:p>
                </table:table-cell>
                <table:table-cell table:style-name="Tabelle6.A2" office:value-type="string">
                  <text:p text:style-name="P23">14</text:p>
                </table:table-cell>
                <table:table-cell table:style-name="Tabelle6.E2" office:value-type="string">
                  <text:p text:style-name="P23">15</text:p>
                </table:table-cell>
              </table:table-row>
              <table:table-row>
                <table:table-cell table:style-name="Tabelle6.A2" office:value-type="string">
                  <text:p text:style-name="P23">16</text:p>
                </table:table-cell>
                <table:table-cell table:style-name="Tabelle6.A2" office:value-type="string">
                  <text:p text:style-name="P23">17</text:p>
                </table:table-cell>
                <table:table-cell table:style-name="Tabelle6.A2" office:value-type="string">
                  <text:p text:style-name="P23">18</text:p>
                </table:table-cell>
                <table:table-cell table:style-name="Tabelle6.A2" office:value-type="string">
                  <text:p text:style-name="P23">19</text:p>
                </table:table-cell>
                <table:table-cell table:style-name="Tabelle6.E2" office:value-type="string">
                  <text:p text:style-name="P23">20</text:p>
                </table:table-cell>
              </table:table-row>
            </table:table>
            <text:p text:style-name="P22"/>
          </table:table-cell>
        </table:table-row>
        <table:table-row table:style-name="Tabelle4.3">
          <table:table-cell table:style-name="Tabelle4.A1" office:value-type="string">
            <text:p text:style-name="P19"><text:span text:style-name="T2">□<text:tab/></text:span><text:span text:style-name="T1">AKV Einzel Nr. <text:s/><text:tab/></text:span></text:p>
            <text:p text:style-name="P20"><text:span text:style-name="T2">□<text:tab/></text:span>AKV Mannschaft<text:span text:style-name="T2"><text:tab/></text:span><text:span text:style-name="T3">Strafw.</text:span></text:p>
            <text:p text:style-name="P20"><text:span text:style-name="T2">□<text:tab/>Spielverzögerung<text:tab/></text:span><text:span text:style-name="T3">Strafw.</text:span></text:p>
            <text:p text:style-name="P20"><text:span text:style-name="T2">□</text:span><text:span text:style-name="T1"><text:tab/>Reklamieren</text:span><text:span text:style-name="T2"><text:tab/></text:span><text:span text:style-name="T3">2 Min</text:span></text:p>
            <text:p text:style-name="P20"><text:span text:style-name="T2">□</text:span><text:span text:style-name="T1"><text:tab/>Auswechselfehler</text:span><text:span text:style-name="T2"><text:tab/></text:span><text:span text:style-name="T3">2 Min</text:span></text:p>
            <text:p text:style-name="P21"/>
            <text:p text:style-name="P21">Bemerk.: keine MF Binde / einh. Dress / ____________</text:p>
            <text:p text:style-name="P21"/>
            <text:p text:style-name="P21"/>
            <text:p text:style-name="P24">Resultat: </text:p>
            <text:p text:style-name="P18"/>
          </table:table-cell>
          <table:table-cell table:style-name="Tabelle4.A1" office:value-type="string">
            <text:p text:style-name="P19"><text:span text:style-name="T2">□<text:tab/></text:span><text:span text:style-name="T1">AKV Einzel Nr. <text:s/><text:tab/></text:span></text:p>
            <text:p text:style-name="P20"><text:span text:style-name="T2">□<text:tab/></text:span>AKV Mannschaft<text:span text:style-name="T2"><text:tab/></text:span><text:span text:style-name="T3">Strafw.</text:span></text:p>
            <text:p text:style-name="P20"><text:span text:style-name="T2">□<text:tab/>Spielverzögerung<text:tab/></text:span><text:span text:style-name="T3">Strafw.</text:span></text:p>
            <text:p text:style-name="P20"><text:span text:style-name="T2">□</text:span><text:span text:style-name="T1"><text:tab/>Reklamieren</text:span><text:span text:style-name="T2"><text:tab/></text:span><text:span text:style-name="T3">2 Min</text:span></text:p>
            <text:p text:style-name="P20"><text:span text:style-name="T2">□</text:span><text:span text:style-name="T1"><text:tab/>Auswechselfehler</text:span><text:span text:style-name="T2"><text:tab/></text:span><text:span text:style-name="T3">2 Min</text:span></text:p>
            <text:p text:style-name="P21"/>
            <text:p text:style-name="P21">Bemerk.: keine MF Binde / einh. Dress / ____________</text:p>
            <text:p text:style-name="P21"/>
            <text:p text:style-name="P21"/>
          </table:table-cell>
        </table:table-row>
        <table:table-row table:style-name="Tabelle4.4">
          <table:table-cell table:style-name="Tabelle4.A1" office:value-type="string">
            <text:p text:style-name="P26">Sieger:</text:p>
            <text:p text:style-name="P25"><text:tab/><text:tab/></text:p>
          </table:table-cell>
          <table:table-cell table:style-name="Tabelle4.A1" office:value-type="string">
            <text:p text:style-name="P26">Visum Schiri / Zeitnehmer:</text:p>
            <text:p text:style-name="P25"><text:tab/></text:p>
          </table:table-cell>
        </table:table-row>
        <table:table-row table:style-name="Tabelle4.5">
          <table:table-cell table:style-name="Tabelle4.A1" office:value-type="string">
            <text:p text:style-name="P17">Mannschaft <draw:control text:anchor-type="as-char" svg:y="-0.303cm" draw:z-index="23" draw:name="Category1" draw:style-name="gr2" draw:text-style-name="P31" svg:width="2.689cm" svg:height="0.391cm" draw:control="control23"/><text:s/>stellte keinen…</text:p>
            <text:p text:style-name="P17"><text:span text:style-name="T2">□ </text:span>Linienrichter / <text:span text:style-name="T2">□</text:span> Zeitnehmer</text:p>
          </table:table-cell>
          <table:table-cell table:style-name="Tabelle4.A1" office:value-type="string">
            <text:p text:style-name="P17">Mannschaft <draw:control text:anchor-type="as-char" svg:y="-0.303cm" draw:z-index="24" draw:name="Category1" draw:style-name="gr2" draw:text-style-name="P31" svg:width="2.689cm" svg:height="0.391cm" draw:control="control24"/><text:s/>stellte keinen…</text:p>
            <text:p text:style-name="P17"><text:span text:style-name="T2">□ </text:span>Linienrichter / <text:span text:style-name="T2">□</text:span> Zeitnehmer</text:p>
          </table:table-cell>
        </table:table-row>
      </table:table>
      <text:p text:style-name="P27"/>
      <text:p text:style-name="P28"><draw:control text:anchor-type="as-char" draw:z-index="26" draw:name="Date1" draw:style-name="gr4" draw:text-style-name="P32" svg:width="2.121cm" svg:height="0.451cm" draw:control="control25"/><draw:control text:anchor-type="as-char" draw:z-index="27" draw:name="Time1" draw:style-name="gr4" draw:text-style-name="P32" svg:width="1.777cm" svg:height="0.451cm" draw:control="control26"/><text:tab/><draw:control text:anchor-type="as-char" draw:z-index="28" draw:name="Time1" draw:style-name="gr4" draw:text-style-name="P32" svg:width="1.777cm" svg:height="0.451cm" draw:control="control27"/></text:p>
      <text:p text:style-name="P27"><draw:custom-shape text:anchor-type="paragraph" draw:z-index="38" draw:name="Form1" draw:style-name="gr1" draw:text-style-name="P30" svg:width="3.153cm" svg:height="0.906cm" svg:x="2.969cm" svg:y="9.253cm"><text:p text:style-name="P29">:</text:p><draw:enhanced-geometry svg:viewBox="0 0 21600 21600" draw:type="rectangle" draw:enhanced-path="M 0 0 L 21600 0 21600 21600 0 21600 0 0 Z N"/></draw:custom-shape>Kategorie: <draw:control text:anchor-type="as-char" svg:y="-0.399cm" draw:z-index="29" draw:name="Category1" draw:style-name="gr3" draw:text-style-name="P32" svg:width="2.823cm" svg:height="0.5cm" draw:control="control28"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2"><draw:control text:anchor-type="as-char" svg:y="-0.524cm" draw:z-index="30" draw:name="TeamA1" draw:style-name="gr2" draw:text-style-name="P33" svg:width="3.865cm" svg:height="1.001cm" draw:control="control29"/></text:p>
            <text:p text:style-name="P22">Tenü: <text:s/><draw:control text:anchor-type="as-char" svg:y="-0.309cm" draw:z-index="31" draw:name="TeamA1" draw:style-name="gr2" draw:text-style-name="P32" svg:width="2.491cm" svg:height="0.32cm" draw:control="control30"/></text:p>
            <text:p text:style-name="P22">Hose: <text:s/><draw:control text:anchor-type="as-char" svg:y="-0.309cm" draw:z-index="32" draw:name="TeamA1" draw:style-name="gr2" draw:text-style-name="P32" svg:width="2.491cm" svg:height="0.32cm" draw:control="control31"/></text:p>
          </table:table-cell>
          <table:table-cell table:style-name="Tabelle7.A1" office:value-type="string">
            <text:p text:style-name="P22"><draw:control text:anchor-type="as-char" svg:y="-0.524cm" draw:z-index="33" draw:name="TeamA1" draw:style-name="gr2" draw:text-style-name="P33" svg:width="3.865cm" svg:height="1.001cm" draw:control="control32"/></text:p>
            <text:p text:style-name="P22">Tenü: <text:s/><draw:control text:anchor-type="as-char" svg:y="-0.309cm" draw:z-index="34" draw:name="TeamA1" draw:style-name="gr2" draw:text-style-name="P32" svg:width="2.491cm" svg:height="0.32cm" draw:control="control33"/></text:p>
            <text:p text:style-name="P22">Hose: <text:s/><draw:control text:anchor-type="as-char" svg:y="-0.309cm" draw:z-index="35" draw:name="TeamA1" draw:style-name="gr2" draw:text-style-name="P32" svg:width="2.491cm" svg:height="0.32cm" draw:control="control34"/></text:p>
          </table:table-cell>
        </table:table-row>
        <table:table-row table:style-name="Tabelle7.2">
          <table:table-cell table:style-name="Tabelle7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A"/>
              <table:table-column table:style-name="Tabelle8.B"/>
              <table:table-column table:style-name="Tabelle8.E"/>
              <table:table-row>
                <table:table-cell table:style-name="Tabelle8.A1" office:value-type="string">
                  <text:p text:style-name="P23">1</text:p>
                </table:table-cell>
                <table:table-cell table:style-name="Tabelle8.A1" office:value-type="string">
                  <text:p text:style-name="P23">2</text:p>
                </table:table-cell>
                <table:table-cell table:style-name="Tabelle8.A1" office:value-type="string">
                  <text:p text:style-name="P23">3</text:p>
                </table:table-cell>
                <table:table-cell table:style-name="Tabelle8.A1" office:value-type="string">
                  <text:p text:style-name="P23">4</text:p>
                </table:table-cell>
                <table:table-cell table:style-name="Tabelle8.E1" office:value-type="string">
                  <text:p text:style-name="P23">5</text:p>
                </table:table-cell>
              </table:table-row>
              <table:table-row>
                <table:table-cell table:style-name="Tabelle8.A2" office:value-type="string">
                  <text:p text:style-name="P23">6</text:p>
                </table:table-cell>
                <table:table-cell table:style-name="Tabelle8.A2" office:value-type="string">
                  <text:p text:style-name="P23">7</text:p>
                </table:table-cell>
                <table:table-cell table:style-name="Tabelle8.A2" office:value-type="string">
                  <text:p text:style-name="P23">8</text:p>
                </table:table-cell>
                <table:table-cell table:style-name="Tabelle8.A2" office:value-type="string">
                  <text:p text:style-name="P23">9</text:p>
                </table:table-cell>
                <table:table-cell table:style-name="Tabelle8.E2" office:value-type="string">
                  <text:p text:style-name="P23">10</text:p>
                </table:table-cell>
              </table:table-row>
              <table:table-row>
                <table:table-cell table:style-name="Tabelle8.A2" office:value-type="string">
                  <text:p text:style-name="P23">11</text:p>
                </table:table-cell>
                <table:table-cell table:style-name="Tabelle8.A2" office:value-type="string">
                  <text:p text:style-name="P23">12</text:p>
                </table:table-cell>
                <table:table-cell table:style-name="Tabelle8.A2" office:value-type="string">
                  <text:p text:style-name="P23">13</text:p>
                </table:table-cell>
                <table:table-cell table:style-name="Tabelle8.A2" office:value-type="string">
                  <text:p text:style-name="P23">14</text:p>
                </table:table-cell>
                <table:table-cell table:style-name="Tabelle8.E2" office:value-type="string">
                  <text:p text:style-name="P23">15</text:p>
                </table:table-cell>
              </table:table-row>
              <table:table-row>
                <table:table-cell table:style-name="Tabelle8.A2" office:value-type="string">
                  <text:p text:style-name="P23">16</text:p>
                </table:table-cell>
                <table:table-cell table:style-name="Tabelle8.A2" office:value-type="string">
                  <text:p text:style-name="P23">17</text:p>
                </table:table-cell>
                <table:table-cell table:style-name="Tabelle8.A2" office:value-type="string">
                  <text:p text:style-name="P23">18</text:p>
                </table:table-cell>
                <table:table-cell table:style-name="Tabelle8.A2" office:value-type="string">
                  <text:p text:style-name="P23">19</text:p>
                </table:table-cell>
                <table:table-cell table:style-name="Tabelle8.E2" office:value-type="string">
                  <text:p text:style-name="P23">20</text:p>
                </table:table-cell>
              </table:table-row>
            </table:table>
            <text:p text:style-name="P22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5"/>
              <table:table-row>
                <table:table-cell table:style-name="Tabelle9.A1" office:value-type="string">
                  <text:p text:style-name="P23">1</text:p>
                </table:table-cell>
                <table:table-cell table:style-name="Tabelle9.A1" office:value-type="string">
                  <text:p text:style-name="P23">2</text:p>
                </table:table-cell>
                <table:table-cell table:style-name="Tabelle9.A1" office:value-type="string">
                  <text:p text:style-name="P23">3</text:p>
                </table:table-cell>
                <table:table-cell table:style-name="Tabelle9.A1" office:value-type="string">
                  <text:p text:style-name="P23">4</text:p>
                </table:table-cell>
                <table:table-cell table:style-name="Tabelle9.E1" office:value-type="string">
                  <text:p text:style-name="P23">5</text:p>
                </table:table-cell>
              </table:table-row>
              <table:table-row>
                <table:table-cell table:style-name="Tabelle9.A2" office:value-type="string">
                  <text:p text:style-name="P23">6</text:p>
                </table:table-cell>
                <table:table-cell table:style-name="Tabelle9.A2" office:value-type="string">
                  <text:p text:style-name="P23">7</text:p>
                </table:table-cell>
                <table:table-cell table:style-name="Tabelle9.A2" office:value-type="string">
                  <text:p text:style-name="P23">8</text:p>
                </table:table-cell>
                <table:table-cell table:style-name="Tabelle9.A2" office:value-type="string">
                  <text:p text:style-name="P23">9</text:p>
                </table:table-cell>
                <table:table-cell table:style-name="Tabelle9.E2" office:value-type="string">
                  <text:p text:style-name="P23">10</text:p>
                </table:table-cell>
              </table:table-row>
              <table:table-row>
                <table:table-cell table:style-name="Tabelle9.A2" office:value-type="string">
                  <text:p text:style-name="P23">11</text:p>
                </table:table-cell>
                <table:table-cell table:style-name="Tabelle9.A2" office:value-type="string">
                  <text:p text:style-name="P23">12</text:p>
                </table:table-cell>
                <table:table-cell table:style-name="Tabelle9.A2" office:value-type="string">
                  <text:p text:style-name="P23">13</text:p>
                </table:table-cell>
                <table:table-cell table:style-name="Tabelle9.A2" office:value-type="string">
                  <text:p text:style-name="P23">14</text:p>
                </table:table-cell>
                <table:table-cell table:style-name="Tabelle9.E2" office:value-type="string">
                  <text:p text:style-name="P23">15</text:p>
                </table:table-cell>
              </table:table-row>
              <table:table-row>
                <table:table-cell table:style-name="Tabelle9.A2" office:value-type="string">
                  <text:p text:style-name="P23">16</text:p>
                </table:table-cell>
                <table:table-cell table:style-name="Tabelle9.A2" office:value-type="string">
                  <text:p text:style-name="P23">17</text:p>
                </table:table-cell>
                <table:table-cell table:style-name="Tabelle9.A2" office:value-type="string">
                  <text:p text:style-name="P23">18</text:p>
                </table:table-cell>
                <table:table-cell table:style-name="Tabelle9.A2" office:value-type="string">
                  <text:p text:style-name="P23">19</text:p>
                </table:table-cell>
                <table:table-cell table:style-name="Tabelle9.E2" office:value-type="string">
                  <text:p text:style-name="P23">20</text:p>
                </table:table-cell>
              </table:table-row>
            </table:table>
            <text:p text:style-name="P22"/>
          </table:table-cell>
        </table:table-row>
        <table:table-row table:style-name="Tabelle7.3">
          <table:table-cell table:style-name="Tabelle7.A1" office:value-type="string">
            <text:p text:style-name="P19"><text:span text:style-name="T2">□<text:tab/></text:span><text:span text:style-name="T1">AKV Einzel Nr. <text:s/><text:tab/></text:span></text:p>
            <text:p text:style-name="P20"><text:span text:style-name="T2">□<text:tab/></text:span>AKV Mannschaft<text:span text:style-name="T2"><text:tab/></text:span><text:span text:style-name="T3">Strafw.</text:span></text:p>
            <text:p text:style-name="P20"><text:span text:style-name="T2">□<text:tab/>Spielverzögerung<text:tab/></text:span><text:span text:style-name="T3">Strafw.</text:span></text:p>
            <text:p text:style-name="P20"><text:span text:style-name="T2">□</text:span><text:span text:style-name="T1"><text:tab/>Reklamieren</text:span><text:span text:style-name="T2"><text:tab/></text:span><text:span text:style-name="T3">2 Min</text:span></text:p>
            <text:p text:style-name="P20"><text:span text:style-name="T2">□</text:span><text:span text:style-name="T1"><text:tab/>Auswechselfehler</text:span><text:span text:style-name="T2"><text:tab/></text:span><text:span text:style-name="T3">2 Min</text:span></text:p>
            <text:p text:style-name="P21"/>
            <text:p text:style-name="P21">Bemerk.: keine MF Binde / einh. Dress / ____________</text:p>
            <text:p text:style-name="P21"/>
            <text:p text:style-name="P21"/>
            <text:p text:style-name="P24">Resultat: </text:p>
            <text:p text:style-name="P18"/>
          </table:table-cell>
          <table:table-cell table:style-name="Tabelle7.A1" office:value-type="string">
            <text:p text:style-name="P19"><text:span text:style-name="T2">□<text:tab/></text:span><text:span text:style-name="T1">AKV Einzel Nr. <text:s/><text:tab/></text:span></text:p>
            <text:p text:style-name="P20"><text:span text:style-name="T2">□<text:tab/></text:span>AKV Mannschaft<text:span text:style-name="T2"><text:tab/></text:span><text:span text:style-name="T3">Strafw.</text:span></text:p>
            <text:p text:style-name="P20"><text:span text:style-name="T2">□<text:tab/>Spielverzögerung<text:tab/></text:span><text:span text:style-name="T3">Strafw.</text:span></text:p>
            <text:p text:style-name="P20"><text:span text:style-name="T2">□</text:span><text:span text:style-name="T1"><text:tab/>Reklamieren</text:span><text:span text:style-name="T2"><text:tab/></text:span><text:span text:style-name="T3">2 Min</text:span></text:p>
            <text:p text:style-name="P20"><text:span text:style-name="T2">□</text:span><text:span text:style-name="T1"><text:tab/>Auswechselfehler</text:span><text:span text:style-name="T2"><text:tab/></text:span><text:span text:style-name="T3">2 Min</text:span></text:p>
            <text:p text:style-name="P21"/>
            <text:p text:style-name="P21">Bemerk.: keine MF Binde / einh. Dress / ____________</text:p>
            <text:p text:style-name="P21"/>
            <text:p text:style-name="P21"/>
          </table:table-cell>
        </table:table-row>
        <table:table-row table:style-name="Tabelle7.4">
          <table:table-cell table:style-name="Tabelle7.A1" office:value-type="string">
            <text:p text:style-name="P26">Sieger:</text:p>
            <text:p text:style-name="P25"><text:tab/><text:tab/></text:p>
          </table:table-cell>
          <table:table-cell table:style-name="Tabelle7.A1" office:value-type="string">
            <text:p text:style-name="P26">Visum Schiri / Zeitnehmer:</text:p>
            <text:p text:style-name="P25"><text:tab/></text:p>
          </table:table-cell>
        </table:table-row>
        <table:table-row table:style-name="Tabelle7.5">
          <table:table-cell table:style-name="Tabelle7.A1" office:value-type="string">
            <text:p text:style-name="P17">Mannschaft <draw:control text:anchor-type="as-char" svg:y="-0.303cm" draw:z-index="36" draw:name="Category1" draw:style-name="gr2" draw:text-style-name="P31" svg:width="2.689cm" svg:height="0.391cm" draw:control="control35"/><text:s/>stellte keinen…</text:p>
            <text:p text:style-name="P17"><text:span text:style-name="T2">□ </text:span>Linienrichter / <text:span text:style-name="T2">□</text:span> Zeitnehmer</text:p>
          </table:table-cell>
          <table:table-cell table:style-name="Tabelle7.A1" office:value-type="string">
            <text:p text:style-name="P17">Mannschaft <draw:control text:anchor-type="as-char" svg:y="-0.303cm" draw:z-index="37" draw:name="Category1" draw:style-name="gr2" draw:text-style-name="P31" svg:width="2.689cm" svg:height="0.391cm" draw:control="control36"/><text:s/>stellte keinen…</text:p>
            <text:p text:style-name="P17"><text:span text:style-name="T2">□ </text:span>Linienrichter / <text:span text:style-name="T2">□</text:span> Zeitnehmer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Ubuntu2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Standard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.004cm" fo:margin-bottom="4.212cm" fo:margin-left="1cm" fo:margin-right="1cm" fo:border="0.51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man </meta:initial-creator>
    <meta:creation-date>2019-11-02T20:05:47.815135275</meta:creation-date>
    <dc:date>2019-11-03T22:29:00.753681646</dc:date>
    <dc:creator>roman </dc:creator>
    <meta:editing-duration>P1DT1H6M33S</meta:editing-duration>
    <meta:editing-cycles>19</meta:editing-cycles>
    <meta:generator>LibreOffice/6.3.2.2$Linux_X86_64 LibreOffice_project/30$Build-2</meta:generator>
    <meta:document-statistic meta:table-count="9" meta:image-count="0" meta:object-count="0" meta:page-count="1" meta:paragraph-count="207" meta:word-count="369" meta:character-count="1770" meta:non-whitespace-character-count="1527"/>
  </office:meta>
</office:document-meta>
</file>